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67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rived</text:p>
          </table:table-cell>
          <table:table-cell table:number-columns-repeated="2" office:value-type="string" calcext:value-type="string">
            <text:p>O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A母 180度 彎脚直插卷邊 （20個）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detail.tmall.com/item.htm?spm=a230r.1.14.16.704e43e7TyS7jJ&amp;id=14422856956&amp;ns=1&amp;abbucket=18" xlink:type="simple">https://detail.tmall.com/item.htm?spm=a230r.1.14.16.704e43e7TyS7jJ&amp;id=14422856956&amp;ns=1&amp;abbucket=18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0個以上單價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27.25be3c6dIj2H3e&amp;id=654886561443&amp;ns=1&amp;abbucket=18#detail" xlink:type="simple">https://item.taobao.com/item.htm?spm=a230r.1.14.27.25be3c6dIj2H3e&amp;id=65488656144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57.64d87cc9yjxjwD&amp;id=651005951024&amp;ns=1&amp;abbucket=18#detail" xlink:type="simple">https://item.taobao.com/item.htm?spm=a230r.1.14.57.64d87cc9yjxjwD&amp;id=651005951024&amp;ns=1&amp;abbucket=18#detail</text:a></text:p>
          </table:table-cell>
        </table:table-row>
        <table:table-row table:style-name="ro1">
          <table:table-cell table:style-name="ce2" table:number-columns-repeated="3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item.taobao.com/item.htm?spm=a230r.1.14.22.1f9543d7MOwrXa&amp;id=615267985302&amp;ns=1&amp;abbucket=18#detail" xlink:type="simple">https://item.taobao.com/item.htm?spm=a230r.1.14.22.1f9543d7MOwrXa&amp;id=61526798530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2*2P</text:p>
          </table:table-cell>
          <table:table-cell office:value-type="string" calcext:value-type="string">
            <text:p>直針+公膠殼（整套）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49.7e892144XvTq5Z&amp;id=631618929372&amp;ns=1&amp;abbucket=18#detail" xlink:type="simple">https://item.taobao.com/item.htm?spm=a230r.1.14.49.7e892144XvTq5Z&amp;id=631618929372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铆鱼叉DP15（三排）母頭（1個）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detail.tmall.com/item.htm?spm=a230r.1.14.16.1e685211ZvOeTH&amp;id=598553719472&amp;ns=1&amp;abbucket=18&amp;skuId=4336640970180" xlink:type="simple">https://detail.tmall.com/item.htm?spm=a230r.1.14.16.1e685211ZvOeTH&amp;id=598553719472&amp;ns=1&amp;abbucket=18&amp;skuId=4336640970180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4c6e757addX3hJ&amp;id=656115373828&amp;ns=1&amp;abbucket=18#detail" xlink:type="simple">https://item.taobao.com/item.htm?spm=a230r.1.14.7.4c6e757addX3hJ&amp;id=65611537382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item.taobao.com/item.htm?spm=a230r.1.14.16.5b3e1039sv42uy&amp;id=638774878192&amp;ns=1&amp;abbucket=18#detail" xlink:type="simple">https://item.taobao.com/item.htm?spm=a230r.1.14.16.5b3e1039sv42uy&amp;id=638774878192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焊接排針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91.721985a3302TG9&amp;id=564776492972&amp;ns=1&amp;abbucket=9#detail" xlink:type="simple">https://item.taobao.com/item.htm?spm=a230r.1.14.91.721985a3302TG9&amp;id=564776492972&amp;ns=1&amp;abbucket=9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3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4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6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5EDGA彎針，間距 381mm</text:p>
          </table:table-cell>
          <table:table-cell office:value-type="string" calcext:value-type="string">
            <text:p>8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16P (2*8P)</text:p>
          </table:table-cell>
          <table:table-cell office:value-type="string" calcext:value-type="string">
            <text:p>300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item.taobao.com/item.htm?spm=a230r.1.14.40.43382374AZ2nXz&amp;id=589907894888&amp;ns=1&amp;abbucket=18#detail" xlink:type="simple">https://item.taobao.com/item.htm?spm=a230r.1.14.40.43382374AZ2nXz&amp;id=589907894888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簡牛2.54mm 直排IDC-16P （10個）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detail.tmall.com/item.htm?spm=a230r.1.14.22.2b0b6132lUZV92&amp;id=618649223361&amp;ns=1&amp;abbucket=18&amp;skuId=4533092206641" xlink:type="simple">https://detail.tmall.com/item.htm?spm=a230r.1.14.22.2b0b6132lUZV92&amp;id=618649223361&amp;ns=1&amp;abbucket=18&amp;skuId=4533092206641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RS-350-36 | 36V 9.7A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1z10.5-b-s.w4011-23472802675.78.bd83599ecftt1W&amp;id=546229378279&amp;rn=e428298de37f40a8549dcc10404832d3&amp;abbucket=4&amp;skuId=4576377631279" xlink:type="simple">https://detail.tmall.com/item.htm?spm=a1z10.5-b-s.w4011-23472802675.78.bd83599ecftt1W&amp;id=546229378279&amp;rn=e428298de37f40a8549dcc10404832d3&amp;abbucket=4&amp;skuId=4576377631279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TBC-0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detail.tmall.com/item.htm?spm=a1z10.5-b-s.w4011-23472802675.64.28294cdao1UTya&amp;id=601688480528&amp;rn=b24d9db237eab86dcc7312a3866bb53d&amp;abbucket=4&amp;skuId=4211235200321" xlink:type="simple">https://detail.tmall.com/item.htm?spm=a1z10.5-b-s.w4011-23472802675.64.28294cdao1UTya&amp;id=601688480528&amp;rn=b24d9db237eab86dcc7312a3866bb53d&amp;abbucket=4&amp;skuId=4211235200321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BS認證 英规3X1 平方</text:p>
          </table:table-cell>
          <table:table-cell office:value-type="string" calcext:value-type="string">
            <text:p>1.5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75.2eac52da4hSCXm&amp;id=520015724055&amp;ns=1&amp;abbucket=18&amp;skuId=4210960825005" xlink:type="simple">https://detail.tmall.com/item.htm?spm=a230r.1.14.75.2eac52da4hSCXm&amp;id=520015724055&amp;ns=1&amp;abbucket=18&amp;skuId=4210960825005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EE-SX672 自帶導綫型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ttps://item.taobao.com/item.htm?spm=a230r.1.14.1.7f42212cC4cFXF&amp;id=647649107947&amp;ns=1&amp;abbucket=18#detail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5V WS2812B (白板滴膠 <text:s/>5米/盤）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item.taobao.com/item.htm?spm=a230r.1.14.11.189d2caaojIvRL&amp;id=523924102690&amp;ns=1&amp;abbucket=18#detail" xlink:type="simple">https://item.taobao.com/item.htm?spm=a230r.1.14.11.189d2caaojIvRL&amp;id=523924102690&amp;ns=1&amp;abbucket=18#detail</text:a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1pcs起訂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item.taobao.com/item.htm?spm=a230r.1.14.1.7f0540e1YtYxFj&amp;id=594797841989&amp;ns=1&amp;abbucket=18#detail" xlink:type="simple">https://item.taobao.com/item.htm?spm=a230r.1.14.1.7f0540e1YtYxFj&amp;id=594797841989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item.taobao.com/item.htm?spm=a230r.1.14.28.6b544bd23jkIsI&amp;id=588972548592&amp;ns=1&amp;abbucket=18#detail" xlink:type="simple">https://item.taobao.com/item.htm?spm=a230r.1.14.28.6b544bd23jkIsI&amp;id=588972548592&amp;ns=1&amp;abbucket=18#detail</text:a></text:p>
          </table:table-cell>
        </table:table-row>
        <table:table-row table:style-name="ro1">
          <table:table-cell table:style-name="ce1"/>
          <table:table-cell office:value-type="string" calcext:value-type="string">
            <text:p>樣品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item.taobao.com/item.htm?spm=a230r.1.14.21.6e291797DdYxHV&amp;id=589012834831&amp;ns=1&amp;abbucket=18#detail" xlink:type="simple">https://item.taobao.com/item.htm?spm=a230r.1.14.21.6e291797DdYxHV&amp;id=589012834831&amp;ns=1&amp;abbucket=18#detail</text:a></text:p>
          </table:table-cell>
        </table:table-row>
        <table:table-row table:style-name="ro1">
          <table:table-cell table:style-name="ce1"/>
          <table:table-cell office:value-type="string" calcext:value-type="string">
            <text:p>樣品</text:p>
          </table:table-cell>
          <table:table-cell table:style-name="ce1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<text:a xlink:href="https://item.taobao.com/item.htm?spm=a230r.1.14.16.672d43b6JOHc9c&amp;id=588771293328&amp;ns=1&amp;abbucket=18#detail" xlink:type="simple">https://item.taobao.com/item.htm?spm=a230r.1.14.16.672d43b6JOHc9c&amp;id=588771293328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<text:a xlink:href="https://item.taobao.com/item.htm?spm=a230r.1.14.22.17ba7e0cMX43An&amp;id=589185813655&amp;ns=1&amp;abbucket=18#detail" xlink:type="simple">https://item.taobao.com/item.htm?spm=a230r.1.14.22.17ba7e0cMX43An&amp;id=589185813655&amp;ns=1&amp;abbucket=18#detail</text:a></text:span></text:p>
          </table:table-cell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内徑10*11 (可打開）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detail.tmall.com/item.htm?spm=a230r.1.14.61.2d1e7bb7Rmilga&amp;id=37404934811&amp;ns=1&amp;abbucket=18&amp;skuId=4811809231020" xlink:type="simple">https://detail.tmall.com/item.htm?spm=a230r.1.14.61.2d1e7bb7Rmilga&amp;id=37404934811&amp;ns=1&amp;abbucket=18&amp;skuId=481180923102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xtra or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RVVP4*0.5 平方（外徑5.9mm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s://detail.tmall.com/item.htm?spm=a230r.1.14.28.5629495c8VjLJc&amp;id=644833786392&amp;ns=1&amp;abbucket=18&amp;skuId=4638339692239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230r.1.14.7.1b302d5b2ruMzD&amp;id=626593055607&amp;ns=1&amp;abbucket=18#detail" xlink:type="simple">https://item.taobao.com/item.htm?spm=a230r.1.14.7.1b302d5b2ruMzD&amp;id=626593055607&amp;ns=1&amp;abbucket=18#detail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item.taobao.com/item.htm?spm=a312a.7700824.w4002-21810035161.11.16bb20249UYvhJ&amp;id=589029079821" xlink:type="simple">https://item.taobao.com/item.htm?spm=a312a.7700824.w4002-21810035161.11.16bb20249UYvhJ&amp;id=589029079821</text:a>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樣品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item.taobao.com/item.htm?spm=a230r.1.14.26.5ab246e3PwsBaf&amp;id=588771293328&amp;ns=1&amp;abbucket=18#detail" xlink:type="simple">https://item.taobao.com/item.htm?spm=a230r.1.14.26.5ab246e3PwsBaf&amp;id=588771293328&amp;ns=1&amp;abbucket=18#detail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1-08-20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item.taobao.com/item.htm?spm=a230r.1.14.23.43597188bDjIlr&amp;id=640700643960&amp;ns=1&amp;abbucket=18#detail" xlink:type="simple">https://item.taobao.com/item.htm?spm=a230r.1.14.23.43597188bDjIlr&amp;id=640700643960&amp;ns=1&amp;abbucket=18#detail</text:a>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item.taobao.com/item.htm?spm=a230r.1.14.21.66de6c8b1jg1qx&amp;id=636160911241&amp;ns=1&amp;abbucket=18#detail" xlink:type="simple">https://item.taobao.com/item.htm?spm=a230r.1.14.21.66de6c8b1jg1qx&amp;id=636160911241&amp;ns=1&amp;abbucket=18#detail</text:a></text:p>
          </table:table-cell>
        </table:table-row>
        <table:table-row table:style-name="ro1">
          <table:table-cell office:value-type="string" calcext:value-type="string">
            <text:p>11-16-20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ttps://detail.tmall.com/item.htm?spm=a312a.7700824.w4011-21581825912.179.5c31a68eZvsgNt&amp;id=600105945274&amp;rn=11fec4759b14ef22f3479cb7524c422e&amp;abbucket=4&amp;skuId=4194948953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4:41:27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3:56:57.245000000</meta:creation-date>
    <meta:generator>LibreOffice/7.1.5.2$Windows_X86_64 LibreOffice_project/85f04e9f809797b8199d13c421bd8a2b025d52b5</meta:generator>
    <dc:date>2021-11-16T17:11:43.899000000</dc:date>
    <meta:editing-duration>P1DT20H57M6S</meta:editing-duration>
    <meta:editing-cycles>29</meta:editing-cycles>
    <meta:document-statistic meta:table-count="1" meta:cell-count="136" meta:object-count="0"/>
  </office:meta>
</office:document-meta>
</file>